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d42" officeooo:paragraph-rsid="00082d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cê sabia que o Núcleo de Processamento de Dados (NPD) da UEM recebe diariamente de 12 a 17 solicitações de serviços por dia ? No mês de Maio de 2023 foram solicitados 282 serviços, dos quais 81,91% foram atendidos até o fechamento do mês. Essas tarefas variam desde as mais simples até as mais complexas, porém a equipe se esforça para atender às solicitações o mais rápido possível. Além d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0T09:09:46.345734928</meta:creation-date>
    <dc:date>2023-05-30T09:25:23.893427751</dc:date>
    <meta:editing-duration>PT15M3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70" meta:character-count="393" meta:non-whitespace-character-count="323"/>
  </office:meta>
</office:document-meta>
</file>